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2197in" svg:height="4.6555in" svg:x="0in" svg:y="6.9772in">
            <draw:object draw:notify-on-update-of-ranges="Sheet1.E1:Sheet1.E1 Sheet1.E2:Sheet1.E14 Sheet1.F1:Sheet1.F1 Sheet1.F2:Sheet1.F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335in" svg:x="12.4118in" svg:y="4.1996in">
            <draw:object draw:notify-on-update-of-ranges="Sheet1.E1:Sheet1.E1 Sheet1.E2:Sheet1.E14 Sheet1.G1:Sheet1.G1 Sheet1.G2:Sheet1.G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6154in" svg:height="4.6776in" svg:x="6.2657in" svg:y="0.0445in">
            <draw:object draw:notify-on-update-of-ranges="Sheet1.E1:Sheet1.E1 Sheet1.E2:Sheet1.E14 Sheet1.F1:Sheet1.F1 Sheet1.F2:Sheet1.F14 Sheet1.G1:Sheet1.G1 Sheet1.G2:Sheet1.G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ter Radius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GPU Time</text:p>
          </table:table-cell>
          <table:table-cell/>
          <table:table-cell office:value-type="string" calcext:value-type="string">
            <text:p>Image Size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GPU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7524" calcext:value-type="float">
            <text:p>0.557524</text:p>
          </table:table-cell>
          <table:table-cell office:value-type="float" office:value="0.248647" calcext:value-type="float">
            <text:p>0.248647</text:p>
          </table:table-cell>
          <table:table-cell/>
          <table:table-cell office:value-type="string" calcext:value-type="string">
            <text:p>2x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5675" calcext:value-type="float">
            <text:p>0.905675</text:p>
          </table:table-cell>
          <table:table-cell office:value-type="float" office:value="0.261182" calcext:value-type="float">
            <text:p>0.261182</text:p>
          </table:table-cell>
          <table:table-cell/>
          <table:table-cell office:value-type="string" calcext:value-type="string">
            <text:p>4x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138" calcext:value-type="float">
            <text:p>0.000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3804" calcext:value-type="float">
            <text:p>1.23804</text:p>
          </table:table-cell>
          <table:table-cell office:value-type="float" office:value="0.276825" calcext:value-type="float">
            <text:p>0.276825</text:p>
          </table:table-cell>
          <table:table-cell/>
          <table:table-cell office:value-type="string" calcext:value-type="string">
            <text:p>8x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4763" calcext:value-type="float">
            <text:p>1.64763</text:p>
          </table:table-cell>
          <table:table-cell office:value-type="float" office:value="0.2923" calcext:value-type="float">
            <text:p>0.2923</text:p>
          </table:table-cell>
          <table:table-cell/>
          <table:table-cell office:value-type="string" calcext:value-type="string">
            <text:p>16x1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3449" calcext:value-type="float">
            <text:p>2.13449</text:p>
          </table:table-cell>
          <table:table-cell office:value-type="float" office:value="0.309605" calcext:value-type="float">
            <text:p>0.309605</text:p>
          </table:table-cell>
          <table:table-cell/>
          <table:table-cell office:value-type="string" calcext:value-type="string">
            <text:p>32x3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94" calcext:value-type="float">
            <text:p>0.000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1112" calcext:value-type="float">
            <text:p>2.61112</text:p>
          </table:table-cell>
          <table:table-cell office:value-type="float" office:value="0.327246" calcext:value-type="float">
            <text:p>0.327246</text:p>
          </table:table-cell>
          <table:table-cell/>
          <table:table-cell office:value-type="string" calcext:value-type="string">
            <text:p>64x64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903" calcext:value-type="float">
            <text:p>3.0903</text:p>
          </table:table-cell>
          <table:table-cell office:value-type="float" office:value="0.345342" calcext:value-type="float">
            <text:p>0.345342</text:p>
          </table:table-cell>
          <table:table-cell/>
          <table:table-cell office:value-type="string" calcext:value-type="string">
            <text:p>128x128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4841" calcext:value-type="float">
            <text:p>3.54841</text:p>
          </table:table-cell>
          <table:table-cell office:value-type="float" office:value="0.359472" calcext:value-type="float">
            <text:p>0.359472</text:p>
          </table:table-cell>
          <table:table-cell/>
          <table:table-cell office:value-type="string" calcext:value-type="string">
            <text:p>256x256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609" calcext:value-type="float">
            <text:p>3.9609</text:p>
          </table:table-cell>
          <table:table-cell office:value-type="float" office:value="0.364339" calcext:value-type="float">
            <text:p>0.364339</text:p>
          </table:table-cell>
          <table:table-cell/>
          <table:table-cell office:value-type="string" calcext:value-type="string">
            <text:p>512x512</text:p>
          </table:table-cell>
          <table:table-cell office:value-type="float" office:value="0.030098" calcext:value-type="float">
            <text:p>0.030098</text:p>
          </table:table-cell>
          <table:table-cell office:value-type="float" office:value="0.002668" calcext:value-type="float">
            <text:p>0.002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4573" calcext:value-type="float">
            <text:p>4.44573</text:p>
          </table:table-cell>
          <table:table-cell office:value-type="float" office:value="0.377306" calcext:value-type="float">
            <text:p>0.377306</text:p>
          </table:table-cell>
          <table:table-cell/>
          <table:table-cell office:value-type="string" calcext:value-type="string">
            <text:p>1024x102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008463" calcext:value-type="float">
            <text:p>0.008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29878" calcext:value-type="float">
            <text:p>5.29878</text:p>
          </table:table-cell>
          <table:table-cell office:value-type="float" office:value="0.404022" calcext:value-type="float">
            <text:p>0.404022</text:p>
          </table:table-cell>
          <table:table-cell/>
          <table:table-cell office:value-type="string" calcext:value-type="string">
            <text:p>2048x2048</text:p>
          </table:table-cell>
          <table:table-cell office:value-type="float" office:value="0.499682" calcext:value-type="float">
            <text:p>0.499682</text:p>
          </table:table-cell>
          <table:table-cell office:value-type="float" office:value="0.030325" calcext:value-type="float">
            <text:p>0.030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49679" calcext:value-type="float">
            <text:p>7.49679</text:p>
          </table:table-cell>
          <table:table-cell office:value-type="float" office:value="0.450583" calcext:value-type="float">
            <text:p>0.450583</text:p>
          </table:table-cell>
          <table:table-cell/>
          <table:table-cell office:value-type="string" calcext:value-type="string">
            <text:p>4096x4096</text:p>
          </table:table-cell>
          <table:table-cell office:value-type="float" office:value="1.921521" calcext:value-type="float">
            <text:p>1.921521</text:p>
          </table:table-cell>
          <table:table-cell office:value-type="float" office:value="0.116565" calcext:value-type="float">
            <text:p>0.116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4955" calcext:value-type="float">
            <text:p>9.34955</text:p>
          </table:table-cell>
          <table:table-cell office:value-type="float" office:value="0.514762" calcext:value-type="float">
            <text:p>0.514762</text:p>
          </table:table-cell>
          <table:table-cell/>
          <table:table-cell office:value-type="string" calcext:value-type="string">
            <text:p>8192x8192</text:p>
          </table:table-cell>
          <table:table-cell office:value-type="float" office:value="7.606736" calcext:value-type="float">
            <text:p>7.606736</text:p>
          </table:table-cell>
          <table:table-cell office:value-type="float" office:value="0.46092" calcext:value-type="float">
            <text:p>0.460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2079" calcext:value-type="float">
            <text:p>14.2079</text:p>
          </table:table-cell>
          <table:table-cell office:value-type="float" office:value="0.678928" calcext:value-type="float">
            <text:p>0.6789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2128" calcext:value-type="float">
            <text:p>21.2128</text:p>
          </table:table-cell>
          <table:table-cell office:value-type="float" office:value="0.921469" calcext:value-type="float">
            <text:p>0.92146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.8408" calcext:value-type="float">
            <text:p>26.8408</text:p>
          </table:table-cell>
          <table:table-cell office:value-type="float" office:value="1.12666" calcext:value-type="float">
            <text:p>1.1266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7.568" calcext:value-type="float">
            <text:p>267.568</text:p>
          </table:table-cell>
          <table:table-cell office:value-type="float" office:value="1.99165" calcext:value-type="float">
            <text:p>1.991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45:33.120638226</meta:creation-date>
    <meta:generator>LibreOffice/4.2.7.2$Linux_X86_64 LibreOffice_project/420m0$Build-2</meta:generator>
    <dc:date>2015-03-27T20:33:07.011255683</dc:date>
    <meta:editing-duration>PT1H42M59S</meta:editing-duration>
    <meta:editing-cycles>3</meta:editing-cycles>
    <meta:document-statistic meta:table-count="1" meta:cell-count="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499cm" svg:height="11.826cm" xlink:href=".." xlink:type="simple" chart:class="chart:bar" chart:style-name="ch1">
        <chart:title svg:x="10.73cm" svg:y="0.372cm" chart:style-name="ch2">
          <text:p>Image Size - Cpu Time Correlation</text:p>
        </chart:title>
        <chart:legend chart:legend-position="end" svg:x="26.193cm" svg:y="5.612cm" style:legend-expansion="high" chart:style-name="ch3"/>
        <chart:plot-area chart:style-name="ch4" table:cell-range-address="Sheet1.E1:Sheet1.F14" chart:data-source-has-labels="both" svg:x="1.584cm" svg:y="1.419cm" svg:width="24.04cm" svg:height="9.186cm">
          <chartooo:coordinate-region svg:x="3.252cm" svg:y="1.62cm" svg:width="22.368cm" svg:height="7.932cm"/>
          <chart:axis chart:dimension="x" chart:name="primary-x" chart:style-name="ch5" chartooo:axis-type="auto">
            <chartooo:date-scale/>
            <chart:title svg:x="12.731cm" svg:y="10.841cm" chart:style-name="ch6">
              <text:p>Image Size</text:p>
            </chart:title>
            <chart:categories table:cell-range-address="Sheet1.E2:Sheet1.E14"/>
          </chart:axis>
          <chart:axis chart:dimension="y" chart:name="primary-y" chart:style-name="ch7">
            <chart:title svg:x="0.451cm" svg:y="6.778cm" chart:style-name="ch8">
              <text:p>Time(sec)</text:p>
            </chart:title>
            <chart:grid chart:style-name="ch9" chart:class="major"/>
          </chart:axis>
          <chart:series chart:style-name="ch10" chart:values-cell-range-address="Sheet1.F2:Sheet1.F14" chart:label-cell-address="Sheet1.F1:Sheet1.F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x2</text:p>
                <draw:g>
                  <svg:desc>Sheet1.E2:Sheet1.E14</svg:desc>
                </draw:g>
              </table:table-cell>
              <table:table-cell office:value-type="float" office:value="0.000002">
                <text:p>0.000002</text:p>
                <draw:g>
                  <svg:desc>Sheet1.F2:Sheet1.F14</svg:desc>
                </draw:g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2517">
                <text:p>0.002517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030098">
                <text:p>0.030098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0.122449">
                <text:p>0.122449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0.499682">
                <text:p>0.499682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.921521">
                <text:p>1.921521</text:p>
              </table:table-cell>
            </table:table-row>
            <table:table-row>
              <table:table-cell office:value-type="string">
                <text:p>8192x8192</text:p>
              </table:table-cell>
              <table:table-cell office:value-type="float" office:value="7.606736">
                <text:p>7.606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bar" chart:style-name="ch1">
        <chart:title svg:x="4.467cm" svg:y="0.315cm" chart:style-name="ch2">
          <text:p>Image Size - Gpu Time Correlation</text:p>
        </chart:title>
        <chart:legend chart:legend-position="end" svg:x="13.666cm" svg:y="4.187cm" style:legend-expansion="high" chart:style-name="ch3"/>
        <chart:plot-area chart:style-name="ch4" table:cell-range-address="Sheet1.E1:Sheet1.E14 Sheet1.G1:Sheet1.G14" chart:data-source-has-labels="both" svg:x="1.334cm" svg:y="1.305cm" svg:width="12.013cm" svg:height="6.507cm">
          <chartooo:coordinate-region svg:x="2.815cm" svg:y="1.506cm" svg:width="10.532cm" svg:height="4.582cm"/>
          <chart:axis chart:dimension="x" chart:name="primary-x" chart:style-name="ch5" chartooo:axis-type="auto">
            <chartooo:date-scale/>
            <chart:title svg:x="6.467cm" svg:y="7.991cm" chart:style-name="ch6">
              <text:p>Image Size</text:p>
            </chart:title>
            <chart:categories table:cell-range-address="Sheet1.E2:Sheet1.E14"/>
          </chart:axis>
          <chart:axis chart:dimension="y" chart:name="primary-y" chart:style-name="ch7">
            <chart:title svg:x="0.451cm" svg:y="5.324cm" chart:style-name="ch8">
              <text:p>Time(sec)</text:p>
            </chart:title>
            <chart:grid chart:style-name="ch9" chart:class="major"/>
          </chart:axis>
          <chart:series chart:style-name="ch10" chart:values-cell-range-address="Sheet1.G2:Sheet1.G14" chart:label-cell-address="Sheet1.G1:Sheet1.G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x2</text:p>
                <draw:g>
                  <svg:desc>Sheet1.E2:Sheet1.E14</svg:desc>
                </draw:g>
              </table:table-cell>
              <table:table-cell office:value-type="float" office:value="0.000064">
                <text:p>0.000064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002668">
                <text:p>0.002668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0.008463">
                <text:p>0.008463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0.030325">
                <text:p>0.030325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0.116565">
                <text:p>0.116565</text:p>
              </table:table-cell>
            </table:table-row>
            <table:table-row>
              <table:table-cell office:value-type="string">
                <text:p>8192x8192</text:p>
              </table:table-cell>
              <table:table-cell office:value-type="float" office:value="0.46092">
                <text:p>0.46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24cm" svg:height="11.882cm" xlink:href=".." xlink:type="simple" chart:class="chart:line" chart:style-name="ch1">
        <chart:title svg:x="8.239cm" svg:y="0.373cm" chart:style-name="ch2">
          <text:p>Cpu - Gpu Time Execution Comparison</text:p>
        </chart:title>
        <chart:legend chart:legend-position="end" svg:x="22.092cm" svg:y="5.389cm" style:legend-expansion="high" chart:style-name="ch3"/>
        <chart:plot-area chart:style-name="ch4" table:cell-range-address="Sheet1.E1:Sheet1.G14" chart:data-source-has-labels="both" svg:x="1.503cm" svg:y="1.421cm" svg:width="20.101cm" svg:height="9.239cm">
          <chartooo:coordinate-region svg:x="3.171cm" svg:y="1.622cm" svg:width="17.589cm" svg:height="7.985cm"/>
          <chart:axis chart:dimension="x" chart:name="primary-x" chart:style-name="ch5" chartooo:axis-type="auto">
            <chartooo:date-scale/>
            <chart:title svg:x="10.68cm" svg:y="10.897cm" chart:style-name="ch6">
              <text:p>Image Size</text:p>
            </chart:title>
            <chart:categories table:cell-range-address="Sheet1.E2:Sheet1.E14"/>
          </chart:axis>
          <chart:axis chart:dimension="y" chart:name="primary-y" chart:style-name="ch7">
            <chart:title svg:x="0.451cm" svg:y="6.806cm" chart:style-name="ch8">
              <text:p>Time(sec)</text:p>
            </chart:title>
            <chart:grid chart:style-name="ch9" chart:class="major"/>
          </chart:axis>
          <chart:series chart:style-name="ch10" chart:values-cell-range-address="Sheet1.F2:Sheet1.F14" chart:label-cell-address="Sheet1.F1:Sheet1.F1" chart:class="chart:line">
            <chart:data-point chart:repeated="13"/>
          </chart:series>
          <chart:series chart:style-name="ch11" chart:values-cell-range-address="Sheet1.G2:Sheet1.G14" chart:label-cell-address="Sheet1.G1:Sheet1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Sheet1.F1:Sheet1.F1</svg:desc>
                </draw:g>
              </table:table-cell>
              <table:table-cell office:value-type="string">
                <text:p>GPU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x2</text:p>
                <draw:g>
                  <svg:desc>Sheet1.E2:Sheet1.E14</svg:desc>
                </draw:g>
              </table:table-cell>
              <table:table-cell office:value-type="float" office:value="0.000002">
                <text:p>0.000002</text:p>
                <draw:g>
                  <svg:desc>Sheet1.F2:Sheet1.F14</svg:desc>
                </draw:g>
              </table:table-cell>
              <table:table-cell office:value-type="float" office:value="0.000064">
                <text:p>0.000064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0353">
                <text:p>0.00035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2517">
                <text:p>0.002517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006368">
                <text:p>0.006368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030098">
                <text:p>0.030098</text:p>
              </table:table-cell>
              <table:table-cell office:value-type="float" office:value="0.002668">
                <text:p>0.002668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0.122449">
                <text:p>0.122449</text:p>
              </table:table-cell>
              <table:table-cell office:value-type="float" office:value="0.008463">
                <text:p>0.008463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0.499682">
                <text:p>0.499682</text:p>
              </table:table-cell>
              <table:table-cell office:value-type="float" office:value="0.030325">
                <text:p>0.030325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.921521">
                <text:p>1.921521</text:p>
              </table:table-cell>
              <table:table-cell office:value-type="float" office:value="0.116565">
                <text:p>0.116565</text:p>
              </table:table-cell>
            </table:table-row>
            <table:table-row>
              <table:table-cell office:value-type="string">
                <text:p>8192x8192</text:p>
              </table:table-cell>
              <table:table-cell office:value-type="float" office:value="7.606736">
                <text:p>7.606736</text:p>
              </table:table-cell>
              <table:table-cell office:value-type="float" office:value="0.46092">
                <text:p>0.460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